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bold" officeooo:rsid="0062857f" officeooo:paragraph-rsid="01e81eb4" style:font-weight-asian="bold" style:font-weight-complex="bold"/>
    </style:style>
    <style:style style:name="P4" style:family="paragraph" style:parent-style-name="Standard">
      <style:paragraph-properties fo:text-align="start" style:justify-single-word="false"/>
      <style:text-properties fo:font-weight="bold" officeooo:rsid="0062857f" officeooo:paragraph-rsid="01ecdffd" style:font-weight-asian="bold" style:font-weight-complex="bold"/>
    </style:style>
    <style:style style:name="P5" style:family="paragraph" style:parent-style-name="Standard">
      <style:paragraph-properties fo:text-align="start" style:justify-single-word="false"/>
      <style:text-properties fo:font-weight="normal" officeooo:rsid="000fca04" officeooo:paragraph-rsid="00fb2003" style:font-weight-asian="normal" style:font-weight-complex="normal"/>
    </style:style>
    <style:style style:name="P6" style:family="paragraph" style:parent-style-name="Standard">
      <style:paragraph-properties fo:text-align="start" style:justify-single-word="false"/>
      <style:text-properties fo:font-weight="normal" officeooo:rsid="00fadeca" officeooo:paragraph-rsid="00fb2003" style:font-weight-asian="normal" style:font-weight-complex="normal"/>
    </style:style>
    <style:style style:name="P7" style:family="paragraph" style:parent-style-name="Standard">
      <style:paragraph-properties fo:text-align="start" style:justify-single-word="false"/>
      <style:text-properties fo:font-weight="normal" officeooo:rsid="0062857f" officeooo:paragraph-rsid="01e7f7fa" style:font-weight-asian="normal" style:font-weight-complex="normal"/>
    </style:style>
    <style:style style:name="P8" style:family="paragraph" style:parent-style-name="Standard">
      <style:paragraph-properties fo:text-align="center" style:justify-single-word="false"/>
      <style:text-properties officeooo:rsid="0017108a" officeooo:paragraph-rsid="0017108a"/>
    </style:style>
    <style:style style:name="P9"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2pt" fo:font-weight="normal" officeooo:rsid="005a6f3d" officeooo:paragraph-rsid="005a6f3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caa41c" officeooo:paragraph-rsid="00caa41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fca04" officeooo:paragraph-rsid="000fca0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5fde00" officeooo:paragraph-rsid="005b039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normal" officeooo:rsid="00d2eadb" officeooo:paragraph-rsid="01d7f71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1d7f719" officeooo:paragraph-rsid="01d7f71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0fca04" officeooo:paragraph-rsid="01e6aac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officeooo:paragraph-rsid="006a2f89"/>
    </style:style>
    <style:style style:name="P18" style:family="paragraph" style:parent-style-name="Standard">
      <style:paragraph-properties fo:text-align="start" style:justify-single-word="false"/>
      <style:text-properties style:font-name="Liberation Serif" fo:font-size="12pt" fo:font-weight="normal" officeooo:rsid="01d7f719" officeooo:paragraph-rsid="01d7f71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weight="normal" officeooo:rsid="01e7f7fa" officeooo:paragraph-rsid="01e7f7fa" style:font-weight-asian="normal" style:font-weight-complex="normal"/>
    </style:style>
    <style:style style:name="P20" style:family="paragraph" style:parent-style-name="Standard">
      <style:paragraph-properties fo:text-align="start" style:justify-single-word="false"/>
      <style:text-properties fo:font-weight="bold" officeooo:rsid="01e7f7fa" officeooo:paragraph-rsid="01e7f7fa" style:font-weight-asian="bold" style:font-weight-complex="bold"/>
    </style:style>
    <style:style style:name="P21" style:family="paragraph" style:parent-style-name="Standard">
      <style:paragraph-properties fo:text-align="start" style:justify-single-word="false"/>
      <style:text-properties fo:font-size="12pt" fo:font-weight="normal" officeooo:rsid="000fca04" officeooo:paragraph-rsid="000fca04"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1e7f7fa" style:font-weight-asian="normal" style:font-weight-complex="normal"/>
    </style:style>
    <style:style style:name="T3" style:family="text">
      <style:text-properties fo:font-weight="normal" officeooo:rsid="01e81eb4" style:font-weight-asian="normal" style:font-weight-complex="normal"/>
    </style:style>
    <style:style style:name="T4" style:family="text">
      <style:text-properties fo:font-weight="normal" officeooo:rsid="01eb4ed2" style:font-weight-asian="normal" style:font-weight-complex="normal"/>
    </style:style>
    <style:style style:name="T5" style:family="text">
      <style:text-properties fo:font-weight="normal" officeooo:rsid="01ecdffd" style:font-weight-asian="normal" style:font-weight-complex="normal"/>
    </style:style>
    <style:style style:name="T6" style:family="text">
      <style:text-properties fo:font-weight="normal" officeooo:rsid="01efdcfe" style:font-weight-asian="normal" style:font-weight-complex="normal"/>
    </style:style>
    <style:style style:name="T7" style:family="text">
      <style:text-properties fo:font-weight="normal" officeooo:rsid="01f0a40e" style:font-weight-asian="normal" style:font-weight-complex="normal"/>
    </style:style>
    <style:style style:name="T8" style:family="text">
      <style:text-properties fo:font-weight="normal" officeooo:rsid="01f102e4" style:font-weight-asian="normal" style:font-weight-complex="normal"/>
    </style:style>
    <style:style style:name="T9" style:family="text">
      <style:text-properties officeooo:rsid="019191c8"/>
    </style:style>
    <style:style style:name="T10" style:family="text">
      <style:text-properties officeooo:rsid="01cc71c3"/>
    </style:style>
    <style:style style:name="T11" style:family="text">
      <style:text-properties fo:font-weight="bold"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1e7f7fa"/>
    </style:style>
    <style:style style:name="T14" style:family="text">
      <style:text-properties officeooo:rsid="01f258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8">Gabriel Martins de Miranda – 13/0111350</text:p>
      <text:p text:style-name="P1"/>
      <text:p text:style-name="P9">1. Título do capítulo</text:p>
      <text:p text:style-name="P6"><text:tab/><text:span text:style-name="T10">Dealing with I/O</text:span></text:p>
      <text:p text:style-name="P5"/>
      <text:p text:style-name="P9">2. Objetivo do capítulo</text:p>
      <text:p text:style-name="P11"><text:tab/><text:span text:style-name="T10">Foi visto que existem uma série de dúvidas em como tratar entrada e saída em sistemas paralelos, grande parte porque a linguagem C não foi pensada para esta situação. Com isto, o MPI padrão já provê suporte para I/O, mesmo que de forma simples e confiável acima de performance. São apresentados caching de atributos, tipos derivados e distribuição de dados. </text:span></text:p>
      <text:p text:style-name="P10"/>
      <text:p text:style-name="P9">3. Resumo do capítulo</text:p>
      <text:p text:style-name="P14"><text:tab/></text:p>
      <text:p text:style-name="P15"><text:tab/>O objetivo primordial do capítulo foi desenvolver aplicações simples de entrada e saída para programas paralelos. <text:s/>Pelo menos um processo deve ter a capacidade de realizar funções de entrada e saída – printf, scanf, … - e torná-las em funções coletivas, sendo os dados lidos pelo processo I/O e distribuídos aos outros e dados a serem escritos reunidos </text:p>
      <text:p text:style-name="P15">dos outros processos pelo processo I/O e por ele escritos. </text:p>
      <text:p text:style-name="P15"><text:tab/>Todas as funções I/O devem recebem um argumento do comunicador. Como o <text:span text:style-name="T11">rank</text:span> dos processos I/O dependem de comunicador, é possível unir estas informações em <text:span text:style-name="T11">caching de atributos</text:span>, que são ponteiros para int, que apontam para o conteúdo dos atributos, rank do processo I/O. Como podem ter vários atributos em cache num comunicador, uma <text:span text:style-name="T11">chave</text:span> é necessária para </text:p>
      <text:p text:style-name="P15">identificá-los.</text:p>
      <text:p text:style-name="P15"><text:tab/>Atributos e chaves são locais, cada processo tem chaves e atributos diferentes. As funções de acesso são locais, atributos podem estar definidos ou não para processos diferentes.</text:p>
      <text:p text:style-name="P15"><text:tab/>Criamos chaves com <text:span text:style-name="T11">MPI_Keyval_create</text:span>. Retorna ponteiro pra chave, útil para achar rank do processo de I/O.</text:p>
      <text:p text:style-name="P15"><text:tab/>Para duplicar um comunicador, usamos <text:span text:style-name="T12">MPI_Comm_dup</text:span>. Para deletar um comunicador, <text:span text:style-name="T11">MPI_Comm_free</text:span>. Ambas são passadas como argumento callback de <text:span text:style-name="T11">MPI_Keyval_create</text:span>. Ainda há como deletar um atributo com <text:span text:style-name="T11">MPI_Attr_delete</text:span>. Existem funções predefinidas para <text:span text:style-name="T11">MPI_Comm_dup</text:span> e <text:span text:style-name="T11">MPI_Comm_free</text:span>, que são <text:span text:style-name="T11">MPI_DUP_FN</text:span> e <text:span text:style-name="T11">MPI_NULL_DELETE_FN</text:span>, sendo que a primeira simplesmente copia o ponteiro do atributo e a segunda não faz nada. </text:p>
      <text:p text:style-name="P15"><text:tab/>Para determinar ranks de processos que podem usar I/O, usamos o atributo <text:span text:style-name="T11">MPI_IO</text:span>. Este atributo deve ser cacheado junto com <text:span text:style-name="T11">MPI_COMM_WORLD</text:span>. Seu conteúdo pode tanto ser <text:span text:style-name="T11">MPI_PROC_NULL</text:span> (não pode usar I/O), <text:span text:style-name="T12">MPI_ANY_SOURCE</text:span>(todos podem usar I/O) ou o <text:span text:style-name="T11">rank do processo</text:span>. Podemos determinar seu valor ou de qualquer outro atributo com <text:span text:style-name="T11">MPI_Attr_get</text:span>. Após encontrar o rank do processo com I/O, podemos cacheá-lo com o comunicador chamando <text:span text:style-name="T11">MPI_Attr_put</text:span>. </text:p>
      <text:p text:style-name="P15"><text:tab/>Foi criado um comunicador separado para I/O, mas podemos querer o rank I/O por meio de outro comunicador. Com <text:span text:style-name="T11">MPI_Comm_compare</text:span>, podemos comparar grupos e contextos de dois comunicadores. Se iguais, retorna <text:span text:style-name="T11">MPI_IDENT</text:span>, se grupos iguais com contextos diferentes, <text:span text:style-name="T11">MPI_CONGRUENT</text:span>, se grupos com mesmos processos em outra ordem, <text:span text:style-name="T11">MPI_SIMILAR</text:span>, senão <text:s/><text:span text:style-name="T11">MPI_UNEQUAL</text:span>. Existe também <text:span text:style-name="T11">MPI_Group_translate_ranks</text:span>. </text:p>
      <text:p text:style-name="P15"><text:tab/>A função de entrada <text:span text:style-name="T11">Cscanf</text:span> obtém rank do processo I/O, lê dados desse processo e broadcast pra todos os outros processos. A função de saída <text:span text:style-name="T11">Cprintf</text:span> obtém o rank de I/O, coleta dados de todos os processo no processo 0 e mostras os dados dele. Em <text:span text:style-name="T11">Cerror</text:span>, obtemos códigos de erros de todos os processos e enviamos a todos eles, se algum com problema, o processo I/O mostra ranks deles e todos os processos chamam <text:span text:style-name="T11">MPI_Abort</text:span>, que tenta desligar todos os processos do comunicador. </text:p>
      <text:p text:style-name="P15"><text:soft-page-break/><text:tab/>Alguns problemas básicos são abordados. Pelo menos um processo pode acessar stdout e stderr, mas existem implementações que <text:s/>não permite acesso à stdin. São três as soluções: usar linha de argumento, que em muitas implementações compartilha com todos os outros processos, usar um arquivo C separado com entradas ou usar um arquivo que não stdin. Na terceira opção, surgem os problemas dos arquivos em sistemas paralelos, sendo um deles ter certeza de que cada processo acessa um arquivo diferente. </text:p>
      <text:p text:style-name="P15"><text:tab/>Para ganhar performance usando dados de I/O, podemos usar arrays de I/O, sendo as distribuições em bloco, cíclica ou em bloco e cíclica. Para arrays cíclicos, um único processo pode se encarregar de I/O enquanto que as funções de I/O são operações coletivas. A de entrada, <text:span text:style-name="T11">Read_entries</text:span>, obtém rank do processos I/O, lê dados de um array simples e usa <text:span text:style-name="T11">MPI_Scatter</text:span>. A de </text:p>
      <text:p text:style-name="P15">saída, <text:span text:style-name="T11">Print_entries</text:span>, obtém rank do I/O e <text:span text:style-name="T11">MPI_Gather</text:span> de todos os processos no de I/O, printando na tela. Porém há problemas da não linearidade dos dados na memória e do que é passado pra cada processo. Para passar por estes problemas, usa-se o tipo de dados <text:span text:style-name="T11">MPI_UB</text:span>, que muda a extensão de um tipo artificialmente. <text:s/></text:p>
      <text:p text:style-name="P13"/>
      <text:p text:style-name="P9">4. Solução dos exercícios</text:p>
      <text:p text:style-name="P3"><text:span text:style-name="T13">1.</text:span><text:span text:style-name="T2"> </text:span><text:span text:style-name="T3">Ok. As funções são Cache_io_rank, Copy_attr, Get_corresp_rank, Get_io_rank, Cscanf, Cprintf e Cerror_test.</text:span></text:p>
      <text:p text:style-name="P19"/>
      <text:p text:style-name="P4"><text:span text:style-name="T13">3.</text:span><text:span text:style-name="T2"> </text:span><text:span text:style-name="T4">Ok. </text:span><text:span text:style-name="T5">As funções são Initialize_params, Build_cyclic_type, Print_params, Print_entries e Read_entries.</text:span></text:p>
      <text:p text:style-name="P20"/>
      <text:p text:style-name="P20">5. <text:span text:style-name="T6">Ok.</text:span></text:p>
      <text:p text:style-name="P20"/>
      <text:p text:style-name="P20">7.<text:span text:style-name="T1"> </text:span><text:span text:style-name="T7">Aplicações bancárias, que têm de esperar por entrada de usuário e mostrar muitas coisas na tela. </text:span><text:span text:style-name="T8">Jogos, que têm de mostrar diversos frames na tela e receber comandos de controle do usuário.</text:span></text:p>
      <text:p text:style-name="P7"><text:tab/></text:p>
      <text:p text:style-name="P9">6. Conclusão</text:p>
      <text:p text:style-name="P12"><text:tab/><text:span text:style-name="T14">Foram abordados os problemas encontrados em situações em que é necessário manipular entrada e saída em programas distribuídos, sendo que surgem dúvidas em quais processos devem receber uma entrada de usuário, por exemplo, e a ordem em que devem mostrar informações na tela. MPI se preocupa em gerenciar estes tipos de situações usando uma forma inteligente de associar ranks, chaves e comunicadores de processos com o poder de acessar entrada e saída e passar estas informações para outros processos.</text:span></text:p>
      <text:p text:style-name="P12"/>
      <text:p text:style-name="P9">7. Referências consultadas</text:p>
      <text:p text:style-name="P16"><text:tab/><text:span text:style-name="T9">Parallel Programming with MPI by Peter Pacheco ; Dealing with I/O – chapter eigh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09-22T09:12:37.317283511</dc:date>
    <meta:editing-duration>PT18H24M8S</meta:editing-duration>
    <meta:editing-cycles>403</meta:editing-cycles>
    <meta:generator>LibreOffice/5.1.4.2$Linux_X86_64 LibreOffice_project/10m0$Build-2</meta:generator>
    <meta:document-statistic meta:table-count="0" meta:image-count="0" meta:object-count="0" meta:page-count="2" meta:paragraph-count="31" meta:word-count="868" meta:character-count="5553" meta:non-whitespace-character-count="4680"/>
  </office:meta>
</office:document-meta>
</file>